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416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ocialLigh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L10A475KP8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1,D5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CLX6B-FKC-CKPPSGMBB7A363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2,D6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VLMU3100-GS08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3,D7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CLX6A-FKB-CK1P1G1BB7S4T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VSMG2700-GS0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482-3906Ohm (1KOhm ~ 40mA)</text:p>
          </table:table-cell>
          <table:table-cell table:style-name="ce3" office:value-type="string" calcext:value-type="string">
            <text:p>ERJ-2RKF4870X or ERJ-2RKF6490X or ERJ-2RKF9760X or ERJ-2RKF1911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GEJ104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EXB-24V152JX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LC5941RHB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52:36.724947000</dc:date>
    <meta:editing-duration>PT4M16S</meta:editing-duration>
    <meta:editing-cycles>1</meta:editing-cycles>
    <meta:document-statistic meta:table-count="1" meta:cell-count="47" meta:object-count="0"/>
    <meta:generator>LibreOffice/5.1.2.2$MacOSX_X86_64 LibreOffice_project/d3bf12ecb743fc0d20e0be0c58ca359301eb705f</meta:generator>
  </office:meta>
</office:document-meta>
</file>